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2" style:family="table">
      <style:table-properties style:width="17cm" table:align="margins" style:may-break-between-rows="false"/>
    </style:style>
    <style:style style:name="Tabel2.A" style:family="table-column">
      <style:table-column-properties style:column-width="8.5cm" style:rel-column-width="32767*"/>
    </style:style>
    <style:style style:name="Tabel2.B" style:family="table-column">
      <style:table-column-properties style:column-width="8.5cm" style:rel-column-width="32768*"/>
    </style:style>
    <style:style style:name="P1" style:family="paragraph" style:parent-style-name="Text_20_body">
      <style:text-properties fo:color="#ff3333" fo:font-weight="bold" officeooo:rsid="00416edd" officeooo:paragraph-rsid="00277614" style:font-weight-asian="bold" style:font-weight-complex="bold"/>
    </style:style>
    <style:style style:name="P2" style:family="paragraph" style:parent-style-name="Text_20_body">
      <style:text-properties fo:color="#ff3333" fo:font-weight="bold" officeooo:rsid="0041a3e6" officeooo:paragraph-rsid="00277614" style:font-weight-asian="bold" style:font-weight-complex="bold"/>
    </style:style>
    <style:style style:name="P3" style:family="paragraph" style:parent-style-name="Text_20_body">
      <style:text-properties fo:color="#ff3333" fo:font-weight="bold" officeooo:rsid="004317ae" officeooo:paragraph-rsid="00277614" style:font-weight-asian="bold" style:font-weight-complex="bold"/>
    </style:style>
    <style:style style:name="P4" style:family="paragraph" style:parent-style-name="Text_20_body">
      <style:text-properties officeooo:paragraph-rsid="00277614"/>
    </style:style>
    <style:style style:name="P5" style:family="paragraph" style:parent-style-name="Heading_20_2">
      <style:paragraph-properties fo:break-before="page"/>
      <style:text-properties officeooo:paragraph-rsid="0027e99e"/>
    </style:style>
    <style:style style:name="P6" style:family="paragraph" style:parent-style-name="Heading_20_3">
      <style:text-properties officeooo:paragraph-rsid="00277614"/>
    </style:style>
    <style:style style:name="P7" style:family="paragraph" style:parent-style-name="Heading_20_3">
      <style:text-properties officeooo:paragraph-rsid="0027e99e"/>
    </style:style>
    <style:style style:name="P8" style:family="paragraph" style:parent-style-name="Heading_20_3">
      <style:paragraph-properties fo:break-before="page"/>
      <style:text-properties officeooo:paragraph-rsid="00277614"/>
    </style:style>
    <style:style style:name="P9" style:family="paragraph" style:parent-style-name="Text_20_body" style:list-style-name="L1">
      <style:text-properties officeooo:paragraph-rsid="00277614"/>
    </style:style>
    <style:style style:name="P10" style:family="paragraph" style:parent-style-name="Text_20_body" style:list-style-name="L2">
      <style:text-properties officeooo:paragraph-rsid="0027e99e"/>
    </style:style>
    <style:style style:name="P11" style:family="paragraph" style:parent-style-name="Text_20_body">
      <style:text-properties fo:color="#ff3333" fo:font-weight="bold" officeooo:rsid="0067ce39" officeooo:paragraph-rsid="0027e99e" style:font-weight-asian="bold" style:font-weight-complex="bold"/>
    </style:style>
    <style:style style:name="P12" style:family="paragraph" style:parent-style-name="Text_20_body">
      <style:text-properties officeooo:paragraph-rsid="0027e99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67ce39" style:font-size-asian="12pt" style:font-size-complex="12pt"/>
    </style:style>
    <style:style style:name="T3" style:family="text">
      <style:text-properties officeooo:rsid="0067ce39"/>
    </style:style>
    <style:style style:name="T4" style:family="text">
      <style:text-properties officeooo:rsid="0027e99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4">15. </text:span>X Carriage Assembly</text:h>
      <text:p text:style-name="P12"/>
      <text:p text:style-name="P11">Touch probe option here: https://www.thingiverse.com/thing:950478</text:p>
      <text:h text:style-name="P7" text:outline-level="3"><text:bookmark-start text:name="__RefHeading__2943_932170812"/>Vitamins<text:bookmark-end text:name="__RefHeading__2943_932170812"/></text:h>
      <table:table table:name="Tabel1" table:style-name="Tabel1">
        <table:table-column table:style-name="Tabel1.A"/>
        <table:table-column table:style-name="Tabel1.B"/>
        <table:table-row>
          <table:table-cell office:value-type="string">
            <text:p text:style-name="P12"><text:s text:c="2"/>3 LM8UU linear bearing</text:p>
            <text:p text:style-name="P12"/>
          </table:table-cell>
          <table:table-cell office:value-type="string">
            <text:p text:style-name="P12"><text:s text:c="2"/><text:span text:style-name="T3">8</text:span> Zip-tie 100mm min length</text:p>
            <text:p text:style-name="P12"/>
          </table:table-cell>
        </table:table-row>
      </table:table>
      <text:h text:style-name="P7" text:outline-level="3"><text:bookmark-start text:name="__RefHeading__2945_932170812"/>Printed parts<text:bookmark-end text:name="__RefHeading__2945_932170812"/></text:h>
      <table:table table:name="Tabel2" table:style-name="Tabel2">
        <table:table-column table:style-name="Tabel2.A"/>
        <table:table-column table:style-name="Tabel2.B"/>
        <table:table-row>
          <table:table-cell office:value-type="string">
            <text:p text:style-name="P12"/>
            <text:p text:style-name="P12"/>
          </table:table-cell>
          <table:table-cell office:value-type="string">
            <text:p text:style-name="P12"/>
            <text:p text:style-name="P12"/>
          </table:table-cell>
        </table:table-row>
        <table:table-row>
          <table:table-cell office:value-type="string">
            <text:p text:style-name="P12"/>
            <text:p text:style-name="P12"/>
          </table:table-cell>
          <table:table-cell office:value-type="string">
            <text:p text:style-name="P12"><text:s text:c="2"/>1 x_carriage.stl</text:p>
            <text:p text:style-name="P12"><draw:frame draw:style-name="fr1" draw:name="graphics50" text:anchor-type="as-char" svg:width="5.419cm" svg:height="4.062cm" draw:z-index="0"><draw:image xlink:href="../../../../../OneDrive/dokumenter/3D%20Printer/Round4/Mendel90-1/dibond/render/x_carriage.png" xlink:type="simple" xlink:show="embed" xlink:actuate="onLoad"/></draw:frame></text:p>
          </table:table-cell>
        </table:table-row>
      </table:table>
      <text:h text:style-name="P7" text:outline-level="3"/>
      <text:h text:style-name="P7" text:outline-level="3"><text:bookmark-start text:name="__RefHeading__2947_932170812"/>Assembly <text:bookmark-end text:name="__RefHeading__2947_932170812"/></text:h>
      <text:p text:style-name="P12"/>
      <text:list xml:id="list8981546152291204950" text:style-name="L2">
        <text:list-item>
          <text:p text:style-name="P10"><text:span text:style-name="T1">Insert the </text:span><text:span text:style-name="T2">bushings</text:span><text:span text:style-name="T1">s and secure each one with </text:span><text:span text:style-name="T2">two</text:span><text:span text:style-name="T1"> zip tie</text:span><text:span text:style-name="T2">s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24T12:32:36.961000000</dc:date>
    <meta:editing-duration>PT1H7M4S</meta:editing-duration>
    <meta:editing-cycles>12</meta:editing-cycles>
    <meta:generator>LibreOffice/5.1.4.2$Windows_x86 LibreOffice_project/f99d75f39f1c57ebdd7ffc5f42867c12031db97a</meta:generator>
    <meta:print-date>2017-01-19T12:48:23.751000000</meta:print-date>
    <meta:document-statistic meta:table-count="2" meta:image-count="1" meta:object-count="0" meta:page-count="1" meta:paragraph-count="10" meta:word-count="36" meta:character-count="249" meta:non-whitespace-character-count="216"/>
  </office:meta>
</office:document-meta>
</file>